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95" officeooo:paragraph-rsid="0010af95"/>
    </style:style>
    <style:style style:name="P2" style:family="paragraph" style:parent-style-name="Standard">
      <style:text-properties officeooo:rsid="00113b11" officeooo:paragraph-rsid="00113b11"/>
    </style:style>
    <style:style style:name="P3" style:family="paragraph" style:parent-style-name="Standard">
      <style:text-properties officeooo:rsid="0010af95" officeooo:paragraph-rsid="00113b11"/>
    </style:style>
    <style:style style:name="T1" style:family="text">
      <style:text-properties officeooo:rsid="00113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AKT Diagramming - recent developments</text:p>
      <text:p text:style-name="P1"/>
      <text:p text:style-name="P1">Robert Muetzelfeldt</text:p>
      <text:p text:style-name="P1">May 2025</text:p>
      <text:p text:style-name="P1"/>
      <text:p text:style-name="P2">The ambition</text:p>
      <text:p text:style-name="P2">To place diagramming at the centre of webAKT's facilities for viewing and building knowledge bases.</text:p>
      <text:p text:style-name="P1"/>
      <text:p text:style-name="P2">Background</text:p>
      <text:p text:style-name="P1">AKT5 recognised the value of diagrams (specifically, node-and-arc diagrams) for displaying causal relationships expressed as causal statements in an AKT knowledge base. <text:s text:c="2"/>However, by today's standards, the display was pretty crude.</text:p>
      <text:p text:style-name="P1"/>
      <text:p text:style-name="P3">Earlier versions of webAKT - as used in the Bangor MSc classes - considerably improved on the display of such diagrams<text:span text:style-name="T1">. <text:s text:c="2"/>It did this by:</text:span></text:p>
      <text:p text:style-name="P2">- using an advanced graphics library (JointJS) for displaying the diagram and allowing the user to manipulate it, e.g. by moving nodes around and changing the curvature of arcs; and</text:p>
      <text:p text:style-name="P3"><text:span text:style-name="T1">-</text:span> the use of an advanced l<text:span text:style-name="T1">ibrary</text:span> for <text:span text:style-name="T1">laying-out the diagram, automatically generated from the statements in a user-selected topic, in an aesthetically-pleasing manner. <text:s/>At its most basic, this involves putting nodes connected by a causal statement close together. <text:s text:c="2"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0:26:18.012000000</meta:creation-date>
    <dc:date>2025-04-29T11:14:56.192000000</dc:date>
    <meta:editing-duration>PT27M23S</meta:editing-duration>
    <meta:editing-cycles>1</meta:editing-cycles>
    <meta:document-statistic meta:table-count="0" meta:image-count="0" meta:object-count="0" meta:page-count="1" meta:paragraph-count="10" meta:word-count="152" meta:character-count="1003" meta:non-whitespace-character-count="853"/>
    <meta:generator>LibreOffice/24.8.5.2$Windows_X86_64 LibreOffice_project/fddf2685c70b461e7832239a0162a77216259f22</meta:generator>
  </office:meta>
</office:document-meta>
</file>